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ammaticMockMakerAnnotationTest.test_mock_uses_given_mock_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ithFinalMethod.finalMethodCallingNon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WithFinalMethod.non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maticMockMakerAnnotation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